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Use Case 1.2 Goldesel füttern?</text:p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">1Kurze Beschreibung<text:tab/>1</text:p>
          <text:p text:style-name="P2">2Voraussetzungen<text:tab/>1</text:p>
          <text:p text:style-name="P2">3Organisation<text:tab/>1</text:p>
          <text:p text:style-name="P2">4Ablaufplan<text:tab/>2</text:p>
        </text:index-body>
      </text:table-of-content>
      <text:p text:style-name="Standard"/>
      <text:p text:style-name="Standard"/>
      <text:h text:style-name="Heading_20_1" text:outline-level="1">Kurze Beschreibung</text:h>
      <text:p text:style-name="Standard"/>
      <text:p text:style-name="Standard">Projekt: Leitlinie zum Wohlfühleinkommen</text:p>
      <text:p text:style-name="Standard"/>
      <text:p text:style-name="Standard">Kommandozeilenprogramm, das typischerweise im Autostart des Rechners aufgerufen wird, aber auch direkt ausgelöst werden kann.</text:p>
      <text:p text:style-name="Standard">Es zeigt im Infobereich oder als Popup an, wenn PLC oder PLCU gemintet wurden und zur Verwendung bereit stehen.</text:p>
      <text:p text:style-name="Standard"/>
      <text:p text:style-name="Standard">Name des Programms:<text:line-break/>GmKryptoChecker.py<text:line-break/>GmKryptoChecker.exe</text:p>
      <text:p text:style-name="Standard"/>
      <text:h text:style-name="Heading_20_1" text:outline-level="1">Voraussetzungen</text:h>
      <text:p text:style-name="Standard">Umsetzung Use Case 1.1 Grundlagen Krypto-Modul erstellen</text:p>
      <text:p text:style-name="Standard"/>
      <text:h text:style-name="Heading_20_1" text:outline-level="1">Organisation</text:h>
      <text:p text:style-name="Standard">Geschätzter Zeitaufwand für die Programmierung: 5 Stunden</text:p>
      <text:p text:style-name="Standard">Verantwortlich für die Programmierung: Daniel</text:p>
      <text:p text:style-name="Standard">Wirklicher Zeitaufwand:</text:p>
      <text:p text:style-name="Standard">Verantwortlich für die Codeinspection: Dara</text:p>
      <text:p text:style-name="Standard">Zeitaufwand für Nacharbeiten:</text:p>
      <text:p text:style-name="Standard">Verantwortlich für den Test: Dara</text:p>
      <text:p text:style-name="Standard">Zeitaufwand für Nacharbeiten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h text:style-name="Heading_20_1" text:outline-level="1">Ablaufplan</text:h>
      <text:p text:style-name="Standard"/>
      <text:list xml:id="list4285667231350160579" text:style-name="L1">
        <text:list-item>
          <text:p text:style-name="P1">XML-Datei zur Steuerung muss gelesen werden können<text:line-break/>→ else Fehleranzeige und Ende des Programms</text:p>
        </text:list-item>
        <text:list-item>
          <text:p text:style-name="P1">Name der Kryptobuchhaltungsdatei wird in der XML-Datei gefunden<text:line-break/>→ else Fehleranzeige und Ende des Programms</text:p>
        </text:list-item>
        <text:list-item>
          <text:p text:style-name="P1">Klasse für Kryptobuchhaltungsdatei erstellen<text:line-break/>Konstruktor mit Übergabe des Dateinamens und im entsprechenden Formattyp und der entsprechenden Formatversion<text:line-break/>Aufruf init() → dabei prüfen, ob die Datei existiert und sich lesen lässt<text:line-break/>→ else Fehleranzeige und Ende des Programms</text:p>
        </text:list-item>
        <text:list-item>
          <text:p text:style-name="P1">Bereich PlatinCoin muss in der Steuerdatei gefunden werden<text:line-break/>→ else Fehleranzeige und Ende des Programms</text:p>
        </text:list-item>
        <text:list-item>
          <text:p text:style-name="P1">Es muss mindestens 1 Unterbereich im Bereich PlatinCoin gefunden werden<text:line-break/>→ else Fehleranzeige und Ende des Programms</text:p>
        </text:list-item>
        <text:list-item>
          <text:p text:style-name="P1">Einlesen der Unterbereiche<text:line-break/>→ Attribut „Typ“ des Unterbereichs bestimmen und entsprechende Klasse anlegen<text:line-break/>(Superklasse: PlatinCoinPage)<text:line-break/>im Konstruktor Objekt der Klasse mit der Kryptobuchhaltungsdatei übergeben<text:line-break/>Typen für entsprechende Subklassen:<text:line-break/>a) PlcShortPage<text:line-break/>b) PlcUltimaPage<text:line-break/>c) Fehleranzeige: unbekannter Typ mit Angabe des Typs in der Datei <text:line-break/>(Programm läuft weiter)<text:line-break/>foreach platinCoinPage in listPlatinCoinPages:<text:line-break/> platinCoinPage.read( Angabe des Attributs mit dem Tabellennamen)<text:line-break/>→ dort einlesen der Tabelle (siehe 7)<text:line-break/>dabei auf Formatfehler prüfen und zusammen sammeln<text:line-break/>am Ende alle Fehler gesammelt anzeigen, aber Programm läuft weiter</text:p>
        </text:list-item>
        <text:list-item>
          <text:p text:style-name="P1">Einlesen der Tabelle in eine listPlatinCoinSmartContracts<text:line-break/>D.h. Eine Liste der Superklasse: PlatinCoinSmartContract<text:line-break/>im Konstruktor Objekt der Klasse mit der PlatinCoinPage übergeben<text:line-break/>Typen für entsprechende Subklassen werden in den Subklassen erzeugt:<text:line-break/>a) PlcShortPage <text:s/>→ PlcShortSmartContract<text:line-break/>b) PlcUltimaPage → PlcUltimaSmartContract<text:line-break/>Aufruf der Methode read() bei der Klasse<text:line-break/>Achtung: für die Klasse PlcUltimaSmartContract gehören mehrere Zeilen zum Objekt</text:p>
        </text:list-item>
        <text:list-item>
          <text:p text:style-name="P1">foreach platinCoinPage in listPlatinCoinPages:<text:line-break/> betrag = platinCoinPage.getGemintetenBetragZu( Übergabe des heutigen Datums)<text:line-break/> if ( betrag != 0 )<text:line-break/> anzeige += platinCoinPage.CoinName + ": " + betrag + NewLine</text:p>
        </text:list-item>
        <text:list-item>
          <text:p text:style-name="P1">if anzeige nicht leer<text:line-break/> Meldung anzeigen</text:p>
        </text:list-item>
        <text:list-item>
          <text:p text:style-name="P1">Programmende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Header">Leitlinie zum Wohlfühleinkommen - Use Case 1.2 Goldesel füttern?<text:tab/><text:date style:data-style-name="N37" text:date-value="2022-02-27T17:46:36.51">27.02.22</text:date></text:p>
      </style:header>
      <style:footer>
        <text:p text:style-name="Footer">Digital Services des Studiennetzwerks für integrative Medizin<text:tab/>Seite 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ra </meta:initial-creator>
    <meta:creation-date>2022-02-27T11:27:32.07</meta:creation-date>
    <dc:date>2022-02-27T17:46:36.50</dc:date>
    <dc:creator>Gudrun Dara Müller</dc:creator>
    <meta:editing-duration>PT2H58M38S</meta:editing-duration>
    <meta:editing-cycles>13</meta:editing-cycles>
    <meta:generator>OpenOffice/4.1.2$Win32 OpenOffice.org_project/412m3$Build-9782</meta:generator>
    <meta:document-statistic meta:table-count="0" meta:image-count="0" meta:object-count="0" meta:page-count="2" meta:paragraph-count="34" meta:word-count="401" meta:character-count="3026"/>
  </office:meta>
</office:document-meta>
</file>